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8C000000A501FFB6A22F944304.png" manifest:media-type="image/png"/>
  <manifest:file-entry manifest:full-path="Pictures/100000010000038C000003371361BBE4F7734D8B.png" manifest:media-type="image/png"/>
  <manifest:file-entry manifest:full-path="Pictures/10000001000003AF000002C2081CADBDB1E1EE18.png" manifest:media-type="image/png"/>
  <manifest:file-entry manifest:full-path="Pictures/10000001000003B3000002C0B3E6880AAD983758.png" manifest:media-type="image/png"/>
  <manifest:file-entry manifest:full-path="Pictures/10000001000003AF0000029B8474054A52D15C6B.png" manifest:media-type="image/png"/>
  <manifest:file-entry manifest:full-path="Pictures/100000010000034F00000094257A79A0CC8DABA2.png" manifest:media-type="image/png"/>
  <manifest:file-entry manifest:full-path="Pictures/100000010000019C000000329B97DBA429D75936.png" manifest:media-type="image/png"/>
  <manifest:file-entry manifest:full-path="Pictures/10000001000003B1000000FA0E1E602AFD6EC30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16d23" officeooo:paragraph-rsid="00016d23" fo:background-color="transparent"/>
    </style:style>
    <style:style style:name="P2" style:family="paragraph" style:parent-style-name="Text_20_body">
      <style:text-properties officeooo:rsid="00016d23" officeooo:paragraph-rsid="00016d23" fo:background-color="transparent"/>
    </style:style>
    <style:style style:name="P3" style:family="paragraph" style:parent-style-name="Text_20_body">
      <style:paragraph-properties fo:break-before="page"/>
      <style:text-properties officeooo:rsid="00016d23" officeooo:paragraph-rsid="00016d23" fo:background-color="transparent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officeooo:paragraph-rsid="00016d23" fo:background-color="transparen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5.73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Изображение1" text:anchor-type="char" svg:x="-0.141cm" svg:y="-0.949cm" svg:width="17cm" svg:height="4.496cm" draw:z-index="0"><draw:image xlink:href="Pictures/10000001000003B1000000FA0E1E602AFD6EC30C.png" xlink:type="simple" xlink:show="embed" xlink:actuate="onLoad" draw:mime-type="image/png"/></draw:frame><draw:frame draw:style-name="fr2" draw:name="Изображение2" text:anchor-type="char" svg:x="-0.141cm" svg:y="3.545cm" svg:width="10.899cm" svg:height="1.321cm" draw:z-index="1"><draw:image xlink:href="Pictures/100000010000019C000000329B97DBA429D75936.png" xlink:type="simple" xlink:show="embed" xlink:actuate="onLoad" draw:mime-type="image/png"/></draw:frame><draw:frame draw:style-name="fr3" draw:name="Изображение3" text:anchor-type="char" svg:x="0.212cm" svg:y="4.671cm" svg:width="17cm" svg:height="8.114cm" draw:z-index="2"><draw:image xlink:href="Pictures/10000001000003AF0000029B8474054A52D15C6B.png" xlink:type="simple" xlink:show="embed" xlink:actuate="onLoad" draw:mime-type="image/png"/></draw:frame><draw:frame draw:style-name="fr2" draw:name="Изображение5" text:anchor-type="char" svg:x="0.212cm" svg:y="12.783cm" svg:width="17cm" svg:height="2.97cm" draw:z-index="3"><draw:image xlink:href="Pictures/100000010000034F00000094257A79A0CC8DABA2.png" xlink:type="simple" xlink:show="embed" xlink:actuate="onLoad" draw:mime-type="image/png"/></draw:frame></text:p>
      <text:p text:style-name="P3"><draw:frame draw:style-name="fr1" draw:name="Изображение8" text:anchor-type="char" svg:width="17cm" svg:height="12.637cm" draw:z-index="7"><draw:image xlink:href="Pictures/10000001000003B3000002C0B3E6880AAD983758.png" xlink:type="simple" xlink:show="embed" xlink:actuate="onLoad" draw:mime-type="image/png"/></draw:frame></text:p>
      <text:p text:style-name="P3"><draw:frame draw:style-name="fr2" draw:name="Изображение4" text:anchor-type="char" svg:x="0.522cm" svg:y="-0.545cm" svg:width="13.866cm" svg:height="10.382cm" draw:z-index="4"><draw:image xlink:href="Pictures/10000001000003AF000002C2081CADBDB1E1EE18.png" xlink:type="simple" xlink:show="embed" xlink:actuate="onLoad" draw:mime-type="image/png"/></draw:frame><draw:frame draw:style-name="fr2" draw:name="Изображение6" text:anchor-type="char" svg:x="0.67cm" svg:y="9.793cm" svg:width="13.506cm" svg:height="12.241cm" draw:z-index="5"><draw:image xlink:href="Pictures/100000010000038C000003371361BBE4F7734D8B.png" xlink:type="simple" xlink:show="embed" xlink:actuate="onLoad" draw:mime-type="image/png"/></draw:frame><draw:frame draw:style-name="fr2" draw:name="Изображение7" text:anchor-type="char" svg:x="0.212cm" svg:y="22.225cm" svg:width="17cm" svg:height="3.089cm" draw:z-index="6"><draw:image xlink:href="Pictures/100000010000038C000000A501FFB6A22F94430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21:34:51.900747971</meta:creation-date>
    <dc:date>2023-11-21T23:40:10.693647136</dc:date>
    <meta:editing-duration>PT2H5M19S</meta:editing-duration>
    <meta:editing-cycles>1</meta:editing-cycles>
    <meta:document-statistic meta:table-count="0" meta:image-count="8" meta:object-count="0" meta:page-count="3" meta:paragraph-count="0" meta:word-count="0" meta:character-count="0" meta:non-whitespace-character-count="0"/>
    <meta:generator>LibreOffice/7.6.2.1$Linux_X86_64 LibreOffice_project/60$Build-1</meta:generator>
  </office:meta>
</office:document-meta>
</file>